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161cm" draw:marker-end-width="0.161cm" draw:fill="solid" draw:fill-color="#99cc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2" style:family="graphic" style:parent-style-name="standard">
      <style:graphic-properties svg:stroke-color="#000000" draw:fill="solid" draw:fill-color="#008000" draw:opacity="50%" draw:textarea-horizontal-align="center" draw:textarea-vertical-align="middle" draw:shadow-opacity="50%"/>
    </style:style>
    <style:style style:name="gr3" style:family="graphic" style:parent-style-name="standard">
      <style:graphic-properties svg:stroke-width="0.025cm" svg:stroke-color="#000000" draw:marker-start-width="0.161cm" draw:marker-end-width="0.161cm" draw:fill="solid" draw:fill-color="#ff000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4" style:family="graphic" style:parent-style-name="standard">
      <style:graphic-properties svg:stroke-width="0.025cm" svg:stroke-color="#000000" draw:marker-start-width="0.161cm" draw:marker-end-width="0.161cm" draw:fill="solid" draw:fill-color="#00008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5" style:family="graphic" style:parent-style-name="standard">
      <style:graphic-properties svg:stroke-width="0.025cm" svg:stroke-color="#000000" draw:marker-start-width="0.161cm" draw:marker-end-width="0.161cm" draw:fill="solid" draw:fill-color="#ffff0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6" style:family="graphic" style:parent-style-name="standard">
      <style:graphic-properties svg:stroke-width="0.025cm" svg:stroke-color="#000000" draw:marker-start-width="0.161cm" draw:marker-end-width="0.161cm" draw:fill="solid" draw:fill-color="#e6ff0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491cm" svg:height="0.493cm" draw:transform="rotate (-1.57027272802019) translate (4.477cm 0.15cm)">
            <text:p/>
          </draw:ellipse>
          <draw:polygon draw:style-name="gr2" draw:text-style-name="P1" draw:layer="layout" svg:width="4.554cm" svg:height="3.643cm" draw:transform="rotate (1.5713199255702) translate (0.589586828678853cm 4.95099392411202cm)" svg:viewBox="0 0 4555 3644" draw:points="4555,4818 0,4818 2278,1174">
            <text:p/>
          </draw:polygon>
          <draw:circle draw:style-name="gr3" draw:text-style-name="P1" draw:layer="layout" svg:width="0.491cm" svg:height="0.491cm" draw:transform="rotate (-1.57027272802019) translate (4.465cm 4.689cm)">
            <text:p/>
          </draw:circle>
          <draw:ellipse draw:style-name="gr4" draw:text-style-name="P1" draw:layer="layout" svg:width="0.49cm" svg:height="0.492cm" draw:transform="rotate (-1.57027272802019) translate (0.909cm 2.435cm)">
            <text:p/>
          </draw:ellipse>
        </draw:g>
        <draw:g>
          <draw:ellipse draw:style-name="gr1" draw:text-style-name="P1" draw:layer="layout" svg:width="0.491cm" svg:height="0.493cm" draw:transform="rotate (1.5713199255702) translate (0.07cm 7.94cm)">
            <text:p/>
          </draw:ellipse>
          <draw:polygon draw:style-name="gr2" draw:text-style-name="P1" draw:layer="layout" svg:width="4.554cm" svg:height="3.643cm" draw:transform="rotate (-1.57027272802019) translate (3.95755900587623cm 3.13884236747165cm)" svg:viewBox="0 0 4555 3644" draw:points="4555,-4268 0,-4268 2278,-7912">
            <text:p/>
          </draw:polygon>
          <draw:circle draw:style-name="gr4" draw:text-style-name="P1" draw:layer="layout" svg:width="0.491cm" svg:height="0.491cm" draw:transform="rotate (1.5713199255702) translate (0.082cm 3.401cm)">
            <text:p/>
          </draw:circle>
          <draw:ellipse draw:style-name="gr3" draw:text-style-name="P1" draw:layer="layout" svg:width="0.49cm" svg:height="0.492cm" draw:transform="rotate (1.5713199255702) translate (3.638cm 5.655cm)">
            <text:p/>
          </draw:ellipse>
        </draw:g>
        <draw:g>
          <draw:circle draw:style-name="gr1" draw:text-style-name="P1" draw:layer="layout" svg:width="0.491cm" svg:height="0.492cm" draw:transform="rotate (-1.57079632679579) translate (10.035cm 0.208cm)">
            <text:p/>
          </draw:circle>
          <draw:polygon draw:style-name="gr2" draw:text-style-name="P1" draw:layer="layout" svg:width="4.554cm" svg:height="3.643cm" draw:transform="rotate (1.5707963267946) translate (6.14553108626693cm 5.0066666116041cm)" svg:viewBox="0 0 4555 3644" draw:points="4555,15935 0,15935 2278,12291">
            <text:p/>
          </draw:polygon>
          <draw:ellipse draw:style-name="gr3" draw:text-style-name="P1" draw:layer="layout" svg:width="0.491cm" svg:height="0.493cm" draw:transform="rotate (-1.57079632679579) translate (10.022cm 4.747cm)">
            <text:p/>
          </draw:ellipse>
          <draw:ellipse draw:style-name="gr4" draw:text-style-name="P1" draw:layer="layout" svg:width="0.49cm" svg:height="0.492cm" draw:transform="rotate (-1.57079632679579) translate (6.466cm 2.491cm)">
            <text:p/>
          </draw:ellipse>
          <draw:polygon draw:style-name="gr2" draw:text-style-name="P1" draw:layer="layout" svg:width="2.292cm" svg:height="1.832cm" draw:transform="rotate (1.5707963267946) translate (7.95682068137673cm 2.74416863814526cm)" svg:viewBox="0 0 2293 1833" draw:points="2293,17746 0,17746 1146,15914">
            <text:p/>
          </draw:polygon>
          <draw:polygon draw:style-name="gr2" draw:text-style-name="P1" draw:layer="layout" svg:width="2.261cm" svg:height="1.845cm" draw:transform="rotate (1.5707963267946) translate (7.94390851792644cm 5.0066666116025cm)" svg:viewBox="0 0 2262 1846" draw:points="2262,17734 0,17734 1145,15888">
            <text:p/>
          </draw:polygon>
          <draw:polygon draw:style-name="gr2" draw:text-style-name="P1" draw:layer="layout" svg:width="2.262cm" svg:height="1.81cm" draw:transform="rotate (1.5707963267946) translate (6.14553108626591cm 3.86178811900965cm)" svg:viewBox="0 0 2263 1811" draw:points="2263,14102 0,14089 1133,12291">
            <text:p/>
          </draw:polygon>
          <draw:circle draw:style-name="gr5" draw:text-style-name="P1" draw:layer="layout" svg:width="0.491cm" svg:height="0.491cm" draw:transform="rotate (-1.57079632679579) translate (8.207cm 3.617cm)">
            <text:p/>
          </draw:circle>
          <draw:ellipse draw:style-name="gr1" draw:text-style-name="P1" draw:layer="layout" svg:width="0.49cm" svg:height="0.491cm" draw:transform="rotate (-1.57079632679579) translate (8.207cm 1.368cm)">
            <text:p/>
          </draw:ellipse>
          <draw:circle draw:style-name="gr1" draw:text-style-name="P1" draw:layer="layout" svg:width="0.491cm" svg:height="0.491cm" draw:transform="rotate (-1.57079632679579) translate (10.03cm 2.496cm)">
            <text:p/>
          </draw:circle>
        </draw:g>
        <draw:g>
          <draw:circle draw:style-name="gr4" draw:text-style-name="P1" draw:layer="layout" svg:width="0.491cm" svg:height="0.492cm" draw:transform="rotate (1.5707963267946) translate (5.622cm 3.477cm)">
            <text:p/>
          </draw:circle>
          <draw:polygon draw:style-name="gr2" draw:text-style-name="P1" draw:layer="layout" svg:width="4.554cm" svg:height="3.643cm" draw:transform="rotate (-1.57079632679579) translate (9.51149605720706cm 3.22986484541533cm)" svg:viewBox="0 0 4555 3644" draw:points="0,-15379 4555,-15379 2278,-19023">
            <text:p/>
          </draw:polygon>
          <draw:ellipse draw:style-name="gr1" draw:text-style-name="P1" draw:layer="layout" svg:width="0.491cm" svg:height="0.493cm" draw:transform="rotate (1.5707963267946) translate (5.635cm 8.016cm)">
            <text:p/>
          </draw:ellipse>
          <draw:circle draw:style-name="gr3" draw:text-style-name="P1" draw:layer="layout" svg:width="0.491cm" svg:height="0.492cm" draw:transform="rotate (1.5707963267946) translate (9.191cm 5.76cm)">
            <text:p/>
          </draw:circle>
          <draw:polygon draw:style-name="gr2" draw:text-style-name="P1" draw:layer="layout" svg:width="2.292cm" svg:height="1.832cm" draw:transform="rotate (-1.57079632679579) translate (7.70020646209659cm 3.22986484541587cm)" svg:viewBox="0 0 2293 1833" draw:points="0,-13568 2293,-13568 1147,-15400">
            <text:p/>
          </draw:polygon>
          <draw:polygon draw:style-name="gr2" draw:text-style-name="P1" draw:layer="layout" svg:width="2.261cm" svg:height="1.845cm" draw:transform="rotate (-1.57079632679579) translate (7.71311862554689cm 5.52249120025712cm)" svg:viewBox="0 0 2262 1846" draw:points="0,-13581 2262,-13581 1118,-15426">
            <text:p/>
          </draw:polygon>
          <draw:polygon draw:style-name="gr2" draw:text-style-name="P1" draw:layer="layout" svg:width="2.262cm" svg:height="1.81cm" draw:transform="rotate (-1.57079632679579) translate (9.5114960572074cm 4.37689536525041cm)" svg:viewBox="0 0 2263 1811" draw:points="0,-17212 2263,-17225 1131,-19023">
            <text:p/>
          </draw:polygon>
          <draw:circle draw:style-name="gr1" draw:text-style-name="P1" draw:layer="layout" svg:width="0.491cm" svg:height="0.491cm" draw:transform="rotate (1.5707963267946) translate (7.45cm 6.886cm)">
            <text:p/>
          </draw:circle>
          <draw:circle draw:style-name="gr6" draw:text-style-name="P1" draw:layer="layout" svg:width="0.491cm" svg:height="0.491cm" draw:transform="rotate (1.5707963267946) translate (7.45cm 4.637cm)">
            <text:p/>
          </draw:circle>
          <draw:ellipse draw:style-name="gr1" draw:text-style-name="P1" draw:layer="layout" svg:width="0.49cm" svg:height="0.491cm" draw:transform="rotate (1.5707963267946) translate (5.627cm 5.765cm)">
            <text:p/>
          </draw:ellipse>
        </draw:g>
        <draw:custom-shape draw:style-name="gr7" draw:text-style-name="P1" draw:layer="layout" svg:width="0.974cm" svg:height="0.942cm" svg:x="4.711cm" svg:y="3.374cm">
          <text:p/>
          <draw:enhanced-geometry svg:viewBox="0 0 21600 21600" draw:text-areas="0 ?f0 ?f5 ?f2" draw:type="right-arrow" draw:modifiers="11362.7791563275 5684.210526315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3T13:39:38</meta:creation-date>
    <dc:date>2012-07-03T13:41:45</dc:date>
    <dc:creator>Robert Miller</dc:creator>
    <meta:editing-duration>PT00H02M07S</meta:editing-duration>
    <meta:editing-cycles>1</meta:editing-cycles>
    <meta:document-statistic meta:object-count="33"/>
    <meta:generator>OpenOffice.org/3.2$Unix OpenOffice.org_project/320m19$Build-9505</meta:generator>
  </office:meta>
</office:document-meta>
</file>